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4660" officeooo:paragraph-rsid="00014660"/>
    </style:style>
    <style:style style:name="P2" style:family="paragraph" style:parent-style-name="Standard" style:list-style-name="L1">
      <style:text-properties officeooo:rsid="00014660" officeooo:paragraph-rsid="00014660"/>
    </style:style>
    <style:style style:name="P3" style:family="paragraph" style:parent-style-name="Standard">
      <style:text-properties fo:font-weight="bold" officeooo:rsid="00014660" officeooo:paragraph-rsid="00014660" style:font-weight-asian="bold" style:font-weight-complex="bold"/>
    </style:style>
    <style:style style:name="P4" style:family="paragraph" style:parent-style-name="Standard" style:list-style-name="L1">
      <style:text-properties officeooo:paragraph-rsid="00014660"/>
    </style:style>
    <style:style style:name="T1" style:family="text">
      <style:text-properties officeooo:rsid="00014660"/>
    </style:style>
    <style:style style:name="T2" style:family="text">
      <style:text-properties fo:font-weight="normal" officeooo:rsid="0001466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</text:p>
      <text:p text:style-name="P1"/>
      <text:p text:style-name="P3">Paul Morgenthaler </text:p>
      <text:p text:style-name="P3">Patrick Galsterer</text:p>
      <text:p text:style-name="P3">Heiko Büttner</text:p>
      <text:p text:style-name="P1"/>
      <text:p text:style-name="P1">Zeitraum:</text:p>
      <text:p text:style-name="P1">Beginn bis Weihnachten 17/18</text:p>
      <text:p text:style-name="P1"/>
      <text:p text:style-name="P1">Ergebnisse: </text:p>
      <text:p text:style-name="P1"/>
      <text:list xml:id="list3267706049" text:style-name="L1">
        <text:list-item>
          <text:p text:style-name="P4"><text:span text:style-name="T2">Modellieren von </text:span></text:p>
          <text:list>
            <text:list-item>
              <text:p text:style-name="P4"><text:span text:style-name="T1">Spielbrett </text:span></text:p>
            </text:list-item>
            <text:list-item>
              <text:p text:style-name="P4"><text:span text:style-name="T1">Spielfiguren ( Kreis, Dreieck, Quadrat, Pyramide )</text:span></text:p>
            </text:list-item>
            <text:list-item>
              <text:p text:style-name="P2">Zahlen</text:p>
            </text:list-item>
          </text:list>
        </text:list-item>
        <text:list-item>
          <text:p text:style-name="P2">Tutorial Erstellen</text:p>
          <text:list>
            <text:list-item>
              <text:p text:style-name="P2">Zuganimationen</text:p>
            </text:list-item>
            <text:list-item>
              <text:p text:style-name="P2">Kamerafahrten</text:p>
            </text:list-item>
            <text:list-item>
              <text:p text:style-name="P2">Rendern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0S</meta:editing-duration>
    <meta:editing-cycles>3</meta:editing-cycles>
    <meta:generator>LibreOffice/5.4.2.2$Windows_X86_64 LibreOffice_project/22b09f6418e8c2d508a9eaf86b2399209b0990f4</meta:generator>
    <dc:date>2019-01-07T16:32:31.701000000</dc:date>
    <meta:document-statistic meta:table-count="0" meta:image-count="0" meta:object-count="0" meta:page-count="1" meta:paragraph-count="15" meta:word-count="37" meta:character-count="249" meta:non-whitespace-character-count="231"/>
    <meta:user-defined meta:name="Info 1"/>
    <meta:user-defined meta:name="Info 2"/>
    <meta:user-defined meta:name="Info 3"/>
    <meta:user-defined meta:name="Info 4"/>
  </office:meta>
</office:document-meta>
</file>